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1b3a30"/>
    </style:style>
    <style:style style:name="P3" style:family="paragraph">
      <style:text-properties fo:font-size="26pt" style:font-size-asian="26pt" style:font-size-complex="26pt"/>
    </style:style>
    <style:style style:name="P4" style:family="paragraph">
      <loext:graphic-properties draw:fill="none" draw:fill-color="#ffffff"/>
      <style:text-properties style:font-name="DejaVu Sans" fo:font-size="26pt" fo:font-weight="bold" style:font-size-asian="26pt" style:font-weight-asian="bold" style:font-size-complex="26pt" style:font-weight-complex="bold"/>
    </style:style>
    <style:style style:name="P5" style:family="paragraph">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P6" style:family="paragraph">
      <loext:graphic-properties draw:fill="none" draw:fill-color="#ffffff"/>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P7" style:family="paragraph">
      <style:text-properties style:font-name="DejaVu Sans" fo:font-style="italic" fo:font-weight="bold" style:font-style-asian="italic" style:font-weight-asian="bold" style:font-style-complex="italic" style:font-weight-complex="bold"/>
    </style:style>
    <style:style style:name="P8" style:family="paragraph">
      <loext:graphic-properties draw:fill="none" draw:fill-color="#ffffff"/>
      <style:text-properties style:font-name="DejaVu Sans" fo:font-style="italic" fo:font-weight="bold" style:font-style-asian="italic" style:font-weight-asian="bold" style:font-style-complex="italic" style:font-weight-complex="bold"/>
    </style:style>
    <style:style style:name="P9" style:family="paragraph">
      <loext:graphic-properties draw:fill="none" draw:fill-color="#ffffff"/>
      <style:text-properties style:font-name="DejaVu Sans" fo:font-size="12pt"/>
    </style:style>
    <style:style style:name="P10" style:family="paragraph">
      <style:text-properties style:font-name="DejaVu Sans"/>
    </style:style>
    <style:style style:name="P11" style:family="paragraph">
      <loext:graphic-properties draw:fill="none" draw:fill-color="#ffffff"/>
      <style:text-properties style:font-name="DejaVu Sans"/>
    </style:style>
    <style:style style:name="P12" style:family="paragraph">
      <loext:graphic-properties draw:fill="none" draw:fill-color="#ffffff"/>
      <style:text-properties style:font-name="DejaVu Sans" fo:font-size="12pt" fo:font-style="italic" fo:font-weight="bold" style:font-style-asian="italic" style:font-weight-asian="bold" style:font-style-complex="italic" style:font-weight-complex="bold"/>
    </style:style>
    <style:style style:name="T1" style:family="text">
      <style:text-properties style:font-name="Liberation Serif1"/>
    </style:style>
    <style:style style:name="T2" style:family="text">
      <style:text-properties style:font-name="Liberation Serif1"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bb069" style:font-weight-asian="bold" style:font-weight-complex="bold"/>
    </style:style>
    <style:style style:name="T5" style:family="text">
      <style:text-properties style:font-name="DejaVu Sans" fo:font-size="22pt" fo:font-weight="bold" style:font-size-asian="22pt" style:font-weight-asian="bold" style:font-size-complex="22pt" style:font-weight-complex="bold"/>
    </style:style>
    <style:style style:name="T6" style:family="text">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T7" style:family="text">
      <style:text-properties style:font-name="DejaVu Sans" fo:font-size="15pt" fo:font-style="italic" fo:font-weight="bold" style:font-size-asian="13pt" style:font-style-asian="italic" style:font-weight-asian="bold" style:font-size-complex="15pt" style:font-style-complex="italic" style:font-weight-complex="bold"/>
    </style:style>
    <style:style style:name="T8" style:family="text">
      <style:text-properties style:font-name="DejaVu Sans" fo:font-size="12pt" style:font-size-asian="10.5pt" style:font-size-complex="12pt"/>
    </style:style>
    <style:style style:name="T9" style:family="text">
      <style:text-properties style:font-name="DejaVu Sans" fo:font-size="13pt" style:font-size-asian="11pt" style:font-size-complex="13pt"/>
    </style:style>
    <style:style style:name="T10" style:family="text">
      <style:text-properties style:font-name="DejaVu Sans"/>
    </style:style>
    <style:style style:name="gr1" style:family="graphic">
      <style:graphic-properties draw:textarea-horizontal-align="justify" draw:textarea-vertical-align="middle" draw:auto-grow-height="false" fo:min-height="0.3492in" fo:min-width="8.4902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008in" fo:min-width="0.044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055in" fo:min-width="5.013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30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789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61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name="Shape1" draw:style-name="gr1" svg:width="8.4906in" svg:height="0.3496in" svg:x="-0.8016in" svg:y="-1.0209in"><text:p/><draw:enhanced-geometry svg:viewBox="0 0 21600 21600" draw:type="rectangle" draw:enhanced-path="M 0 0 L 21600 0 21600 21600 0 21600 0 0 Z N"/></draw:custom-shape><draw:custom-shape text:anchor-type="paragraph" draw:z-index="1" draw:name="Shape2" draw:style-name="gr2" svg:width="0.0449in" svg:height="0.0012in" svg:x="7.45in" svg:y="0.0791in"><text:p/><draw:enhanced-geometry svg:viewBox="0 0 21600 21600" draw:type="rectangle" draw:enhanced-path="M 0 0 L 21600 0 21600 21600 0 21600 0 0 Z N"/></draw:custom-shape><draw:custom-shape text:anchor-type="paragraph" draw:z-index="2" draw:name="Shape1" draw:style-name="gr1" svg:width="8.4906in" svg:height="0.3496in" svg:x="-0.7835in" svg:y="9.9972in"><text:p/><draw:enhanced-geometry svg:viewBox="0 0 21600 21600" draw:type="rectangle" draw:enhanced-path="M 0 0 L 21600 0 21600 21600 0 21600 0 0 Z N"/></draw:custom-shape><text:span text:style-name="T3"><text:s text:c="2"/>archpndy’</text:span><text:span text:style-name="T4">s</text:span></text:p>
      <text:p text:style-name="P1"><draw:custom-shape text:anchor-type="paragraph" draw:z-index="3" draw:name="Shape3" draw:style-name="gr3" svg:width="5.0142in" svg:height="0.1059in" svg:x="0.1016in" svg:y="0.3902in"><text:p/><draw:enhanced-geometry svg:viewBox="0 0 21600 21600" draw:type="rectangle" draw:enhanced-path="M 0 0 L 21600 0 21600 21600 0 21600 0 0 Z N"/></draw:custom-shape><draw:frame text:anchor-type="paragraph" draw:z-index="5" draw:name="Shape5" draw:style-name="gr5" draw:text-style-name="P6" svg:width="3.3059in" svg:height="0.2724in" svg:x="-0.0654in" svg:y="0.8874in"><draw:text-box><text:p text:style-name="P5"><text:span text:style-name="T6">Prerequisites:</text:span></text:p></draw:text-box></draw:frame><draw:frame text:anchor-type="paragraph" draw:z-index="6" draw:name="Shape5" draw:style-name="gr6" draw:text-style-name="P8" svg:width="3.3059in" svg:height="0.2587in" svg:x="-0.0654in" svg:y="5.9291in"><draw:text-box><text:p text:style-name="P7"><text:span text:style-name="T7">How to use?</text:span></text:p></draw:text-box></draw:frame><draw:frame text:anchor-type="paragraph" draw:z-index="7" draw:name="Shape6" draw:style-name="gr7" draw:text-style-name="P9" svg:width="6.4252in" svg:height="4.4732in" svg:x="0.0043in" svg:y="1.3319in"><draw:text-box><text:p><text:span text:style-name="T8">1. Python 2.7.14</text:span></text:p><text:p><text:span text:style-name="T8"><text:tab/></text:span><text:span text:style-name="T8">Please download Python for your operating system and make sure that it is in the path. While installing python, please select the option which says “Add to path”. This can be verified by opening command prompt/terminal window and running “python -V”. If a version shows up, you can move to the next step.</text:span></text:p><text:p><text:span text:style-name="T8"><text:tab/></text:span><text:span text:style-name="T8">Windows:</text:span></text:p><text:p><text:span text:style-name="T8"><text:tab/></text:span><text:span text:style-name="T8"><text:tab/></text:span><text:span text:style-name="T8"><text:tab/></text:span><text:span text:style-name="T8">https://www.python.org/downloads/windows/</text:span></text:p><text:p><text:span text:style-name="T8"><text:tab/></text:span><text:span text:style-name="T8">Mac:</text:span></text:p><text:p><text:span text:style-name="T8"><text:tab/></text:span><text:span text:style-name="T8"><text:tab/></text:span><text:span text:style-name="T8"><text:tab/></text:span><text:span text:style-name="T8"><text:a xlink:href="https://www.python.org/downloads/mac-osx/" xlink:type="simple">https://www.python.org/downloads/mac-osx/</text:a></text:span></text:p><text:p><text:span text:style-name="T8"/></text:p><text:p><text:span text:style-name="T8">2. Mozila Firefox</text:span></text:p><text:p><text:span text:style-name="T8"><text:tab/></text:span><text:span text:style-name="T8">Firefox is the preferred browser for these applications as its open source and has great support.</text:span></text:p><text:p><text:span text:style-name="T8"><text:tab/></text:span></text:p><text:p><text:span text:style-name="T8">3. Geckodriver</text:span></text:p><text:p><text:span text:style-name="T8"><text:tab/></text:span><text:span text:style-name="T8">Download geckodriver and copy the geckodriver executable into the directory where Python was installed. This is usually </text:span><text:span text:style-name="T8"><text:a xlink:href="../../../../C:/Python27" xlink:type="simple">C:/Python27</text:a></text:span><text:span text:style-name="T8"><text:s/>on windows.</text:span></text:p><text:p><text:span text:style-name="T8"/></text:p><text:p><text:span text:style-name="T8">4. Selenium</text:span></text:p><text:p><text:span text:style-name="T8"><text:tab/></text:span><text:span text:style-name="T8">Download selenium using pip. For the instructions, checkout:</text:span></text:p><text:p><text:span text:style-name="T8"><text:tab/></text:span><text:span text:style-name="T8"><text:tab/></text:span><text:span text:style-name="T8"><text:tab/></text:span><text:span text:style-name="T8">http://selenium-python.readthedocs.io/installation.html</text:span></text:p></draw:text-box></draw:frame><draw:frame text:anchor-type="paragraph" draw:z-index="8" draw:name="Shape6" draw:style-name="gr8" draw:text-style-name="P11" svg:width="6.5697in" svg:height="1.0531in" svg:x="-0.0929in" svg:y="7.4929in"><draw:text-box><text:p text:style-name="P10"><text:span text:style-name="T9">In case there are issues with the installation of the program, I can hold a </text:span><text:span text:style-name="T9">remote session over TeamViewer to resolve them.</text:span></text:p><text:p text:style-name="P10"><text:span text:style-name="T9"/></text:p><text:p text:style-name="P10"><text:span text:style-name="T9">If the program needs any modifications or corrections feel free to contact </text:span><text:span text:style-name="T9">me. I’ll get back to you at the earliest.</text:span></text:p></draw:text-box></draw:frame><draw:frame text:anchor-type="paragraph" draw:z-index="9" draw:name="Shape5" draw:style-name="gr9" draw:text-style-name="P12" svg:width="3.3059in" svg:height="0.2441in" svg:x="-0.0791in" svg:y="7.0272in"><draw:text-box><text:p><text:span text:style-name="T7">Notes</text:span></text:p></draw:text-box></draw:frame><draw:frame text:anchor-type="paragraph" draw:z-index="10" draw:name="Shape7" draw:style-name="gr10" draw:text-style-name="P11" svg:width="5.7362in" svg:height="0.6394in" svg:x="-0.0929in" svg:y="6.3264in"><draw:text-box><text:p><text:span text:style-name="T10">To run the program, double click the file “scrape” or open a terminal window in the current directory and run “python scrape.py”.</text:span></text:p></draw:text-box></draw:frame><draw:frame text:anchor-type="paragraph" draw:z-index="4" draw:name="Shape4" draw:style-name="gr4" draw:text-style-name="P4" svg:width="6.6252in" svg:height="0.4307in" svg:x="0.1016in" svg:y="-0.0402in"><draw:text-box><text:p text:style-name="P3"><text:span text:style-name="T5">A</text:span><text:span text:style-name="T5">m</text:span><text:span text:style-name="T5">a</text:span><text:span text:style-name="T5">z</text:span><text:span text:style-name="T5">o</text:span><text:span text:style-name="T5">n</text:span><text:span text:style-name="T5"> </text:span><text:span text:style-name="T5">R</text:span><text:span text:style-name="T5">e</text:span><text:span text:style-name="T5">v</text:span><text:span text:style-name="T5">i</text:span><text:span text:style-name="T5">e</text:span><text:span text:style-name="T5">w</text:span><text:span text:style-name="T5">s</text:span><text:span text:style-name="T5"> </text:span><text:span text:style-name="T5">E</text:span><text:span text:style-name="T5">m</text:span><text:span text:style-name="T5">a</text:span><text:span text:style-name="T5">i</text:span><text:span text:style-name="T5">l</text:span><text:span text:style-name="T5"> </text:span><text:span text:style-name="T5">S</text:span><text:span text:style-name="T5">c</text:span><text:span text:style-name="T5">r</text:span><text:span text:style-name="T5">a</text:span><text:span text:style-name="T5">p</text:span><text:span text:style-name="T5">e</text:span><text:span text:style-name="T5">r</text:span><text:span text:style-name="T5"> </text:span><text:span text:style-name="T5">B</text:span><text:span text:style-name="T5">o</text:span><text:span text:style-name="T5">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b3a3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6:11.099744448</meta:creation-date>
    <dc:date>2018-02-21T23:59:00.944789606</dc:date>
    <meta:editing-duration>PT37S</meta:editing-duration>
    <meta:editing-cycles>1</meta:editing-cycles>
    <meta:document-statistic meta:table-count="0" meta:image-count="0" meta:object-count="0" meta:page-count="1" meta:paragraph-count="1" meta:word-count="1" meta:character-count="12" meta:non-whitespace-character-count="10"/>
    <meta:generator>LibreOffice/5.4.5.1$Linux_X86_64 LibreOffice_project/40$Build-1</meta:generator>
  </office:meta>
</office:document-meta>
</file>